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1">
      <style:text-properties officeooo:rsid="001bd815" officeooo:paragraph-rsid="001bd815"/>
    </style:style>
    <style:style style:name="P6" style:family="paragraph" style:parent-style-name="Text_20_body" style:list-style-name="L2">
      <style:text-properties officeooo:rsid="002499a1" officeooo:paragraph-rsid="002499a1"/>
    </style:style>
    <style:style style:name="P7" style:family="paragraph" style:parent-style-name="Text_20_body" style:list-style-name="L3">
      <style:text-properties officeooo:rsid="0037601c" officeooo:paragraph-rsid="0037601c"/>
    </style:style>
    <style:style style:name="P8" style:family="paragraph" style:parent-style-name="Text_20_body" style:list-style-name="L3">
      <style:text-properties officeooo:rsid="0039d64e" officeooo:paragraph-rsid="0039d64e"/>
    </style:style>
    <style:style style:name="P9" style:family="paragraph" style:parent-style-name="Text_20_body" style:list-style-name="L4">
      <style:text-properties officeooo:rsid="0044d880" officeooo:paragraph-rsid="0044d880"/>
    </style:style>
    <style:style style:name="T1" style:family="text">
      <style:text-properties officeooo:rsid="00172cc4"/>
    </style:style>
    <style:style style:name="T2" style:family="text">
      <style:text-properties officeooo:rsid="002233ce"/>
    </style:style>
    <style:style style:name="T3" style:family="text">
      <style:text-properties officeooo:rsid="0038b4b1"/>
    </style:style>
    <style:style style:name="T4" style:family="text">
      <style:text-properties officeooo:rsid="0045deec"/>
    </style:style>
    <style:style style:name="T5" style:family="text">
      <style:text-properties officeooo:rsid="004ada4d"/>
    </style:style>
    <style:style style:name="T6" style:family="text">
      <style:text-properties officeooo:rsid="004bed1d"/>
    </style:style>
    <style:style style:name="T7" style:family="text">
      <style:text-properties officeooo:rsid="00522f4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Matthew 26:1-25</text:h>
      <text:h text:style-name="Heading_20_2" text:outline-level="2"><text:bookmark text:name="en-GNT-27102"/>The Plot against Jesus <text:span text:style-name="T1">(1-5)</text:span></text:h>
      <text:list xml:id="list3061251826" text:style-name="L1">
        <text:list-item>
          <text:p text:style-name="P1">When Jesus had finished teaching all these things, he said to his disciples, “In two days, as you know, it will be the Passover Festival, and the Son of Man will be handed over to be crucified.” Then the chief priests and the elders met together in the palace of Caiaphas, the High Priest, and made plans to arrest Jesus secretly and put him to death. “We must not do it during the festival,” they said, “or the people will riot.”</text:p>
        </text:list-item>
        <text:list-item>
          <text:p text:style-name="P5">Christ knew all that was going to happen. Our Lord knows what is going to happen to our lives hence let’s trust in him always (in good and trying times). <text:span text:style-name="T2">The enemy plans, they don’t just do things randomly, but the plans of the enemy are well know by the Lord and if we trust in him we’ll not be overcome.</text:span></text:p>
        </text:list-item>
      </text:list>
      <text:h text:style-name="Heading_20_2" text:outline-level="2"><text:bookmark text:name="en-GNT-27107"/>Jesus Is Anointed at Bethany <text:span text:style-name="T1">(6-13)</text:span></text:h>
      <text:list xml:id="list3295702862" text:style-name="L2">
        <text:list-item>
          <text:p text:style-name="P2">Jesus was in Bethany at the house of Simon, a man who had suffered from a dreaded skin disease. While Jesus was eating, a woman came to him with an alabaster jar filled with an expensive perfume, which she poured on his head. The disciples saw this and became angry. “Why all this waste?” they asked. “This perfume could have been sold for a large amount and the money given to the poor!”<text:bookmark text:name="en-GNT-27111"/> Jesus knew what they were saying, and so he said to them, “Why are you bothering this woman? It is a fine and beautiful thing that she has done for me. <text:bookmark text:name="en-GNT-27112"/>You will always have poor people with you, but you will not always have me. <text:bookmark text:name="en-GNT-27113"/>What she did was to pour this perfume on my body to get me ready for burial. <text:bookmark text:name="en-GNT-27114"/>Now, I assure you that wherever this gospel is preached all over the world, what she has done will be told in memory of her.”</text:p>
        </text:list-item>
        <text:list-item>
          <text:p text:style-name="P6">When your heart is pushed to a certain cause don’t mind other peoples opinions, follow your heart. The lady in this passage is an example of that, she did what her heart felt like doing and ignored the naysayers.</text:p>
        </text:list-item>
      </text:list>
      <text:h text:style-name="Heading_20_2" text:outline-level="2"><text:bookmark text:name="en-GNT-27115"/>Judas Agrees to Betray Jesus <text:span text:style-name="T1">(14-16)</text:span></text:h>
      <text:list xml:id="list3446618810" text:style-name="L3">
        <text:list-item>
          <text:p text:style-name="P3">Then one of the twelve disciples—the one named Judas Iscariot—went to the chief priests <text:bookmark text:name="en-GNT-27116"/>and asked, “What will you give me if I betray Jesus to you?” They counted out thirty silver coins and gave them to him. <text:bookmark text:name="en-GNT-27117"/>From then on Judas was looking for a good chance to hand Jesus over to them.</text:p>
        </text:list-item>
        <text:list-item>
          <text:p text:style-name="P7">The enemy can be within, Judas a disciple of the Lord was the one who was that trojan horse who betrayed Jesus. Jesus Christ knew about this, he knew Judas would betray him. <text:span text:style-name="T3">The Lord knows all people at heart, let’s ask him to reveal to us those amoung us who might have bad hearts and betray us.</text:span></text:p>
        </text:list-item>
        <text:list-item>
          <text:p text:style-name="P8">Let us not be the Judases in our circles, betraying those who love and trust us for money or other material things that perish.</text:p>
        </text:list-item>
      </text:list>
      <text:h text:style-name="Heading_20_2" text:outline-level="2"><text:bookmark text:name="en-GNT-27118"/><text:soft-page-break/>Jesus Eats the Passover Meal with His Disciples <text:span text:style-name="T1">(17-25)</text:span></text:h>
      <text:list xml:id="list3735086425" text:style-name="L4">
        <text:list-item>
          <text:p text:style-name="P4">On the first day of the Festival of Unleavened Bread the disciples came to Jesus and asked him, “Where do you want us to get the Passover meal ready for you?”<text:bookmark text:name="en-GNT-27119"/> “Go to a certain man in the city,” he said to them, “and tell him: ‘The Teacher says, My hour has come; my disciples and I will celebrate the Passover at your house.’” The disciples did as Jesus had told them and prepared the Passover meal.<text:bookmark text:name="en-GNT-27121"/> When it was evening, Jesus and the twelve disciples sat down to eat. <text:bookmark text:name="en-GNT-27122"/>During the meal Jesus said, “I tell you, one of you will betray me.”<text:bookmark text:name="en-GNT-27123"/> The disciples were very upset and began to ask him, one after the other, “Surely, Lord, you don't mean me?”<text:bookmark text:name="en-GNT-27124"/> Jesus answered, “One who dips his bread in the dish with me will betray me. <text:bookmark text:name="en-GNT-27125"/>The Son of Man will die as the Scriptures say he will, but how terrible for that man who will betray the Son of Man! It would have been better for that man if he had never been born!”<text:bookmark text:name="en-GNT-27126"/> Judas, the traitor, spoke up. “Surely, Teacher, you don't mean me?” he asked. Jesus answered, “So you say.”</text:p>
        </text:list-item>
        <text:list-item>
          <text:p text:style-name="P9">The Lords path was well prepared, the man in the city knew that the Lord would come to feast at his place, <text:span text:style-name="T4">when the message got to his he gave over his house to the Lord. </text:span><text:span text:style-name="T5">When Jesus told the disciples that one of them would betray him, even Judas refused yet he was in search of a way to betray Jesus. </text:span><text:span text:style-name="T6">A bad person is a liar but the Lord knows it all. Let’s trust on the Lord always </text:span><text:span text:style-name="T7">with our friends.</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2-17T08:42:16.555082636</meta:creation-date>
    <dc:date>2022-02-17T09:11:24.858255995</dc:date>
    <meta:editing-duration>PT28M59S</meta:editing-duration>
    <meta:editing-cycles>18</meta:editing-cycles>
    <meta:generator>LibreOffice/6.4.7.2$Linux_X86_64 LibreOffice_project/40$Build-2</meta:generator>
    <meta:document-statistic meta:table-count="0" meta:image-count="0" meta:object-count="0" meta:page-count="2" meta:paragraph-count="14" meta:word-count="796" meta:character-count="4064" meta:non-whitespace-character-count="3293"/>
  </office:meta>
</office:document-meta>
</file>